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98mm"/>
    </style:style>
    <style:style style:name="co2" style:family="table-column">
      <style:table-column-properties fo:break-before="auto" style:column-width="40.0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0.16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Aria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8pt" style:font-size-asian="18pt" style:font-size-complex="18pt"/>
    </style:style>
    <style:style style:name="ce4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00cc00"/>
      <style:text-properties style:font-name="Arial" fo:font-size="18pt" style:font-size-asian="18pt" style:font-size-complex="18pt"/>
    </style:style>
    <style:style style:name="ce6" style:family="table-cell" style:parent-style-name="Default">
      <style:table-cell-properties fo:background-color="transparent"/>
      <style:text-properties style:font-name="Arial" fo:font-size="18pt" style:font-size-asian="18pt" style:font-size-complex="18pt"/>
    </style:style>
    <style:style style:name="ce7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ackground-color="#00cc00"/>
      <style:text-properties style:font-name="Arial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4.11mm"/>
      <style:text-properties style:font-name="Arial" fo:font-size="18pt" style:font-size-asian="18pt" style:font-size-complex="18pt"/>
    </style:style>
  </office:automatic-styles>
  <office:body>
    <office:spreadsheet>
      <table:calculation-settings table:automatic-find-labels="false"/>
      <table:table table:name="Start-up capi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18" table:default-cell-style-name="ce1"/>
        <table:table-row table:style-name="ro1">
          <table:table-cell office:value-type="string" calcext:value-type="string">
            <text:p>START-UP CAPITAL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Cryptocurrenci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itcoin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Lisk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Bot programming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 office:value-type="string" calcext:value-type="string">
            <text:p>Gemini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LocalBitcoin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GDAX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Office supplies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number-columns-repeated="1018"/>
        </table:table-row>
        <table:table-row table:style-name="ro1">
          <table:table-cell table:style-name="ce4" office:value-type="string" calcext:value-type="string">
            <text:p>Total expenses</text:p>
          </table:table-cell>
          <table:table-cell table:style-name="ce7"/>
          <table:table-cell table:number-columns-repeated="1018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Income statement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INCOME STAT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nue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d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erver and domain rent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et income before tax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ncome tax expense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Net income</text:p>
          </table:table-cell>
          <table:table-cell table:style-name="ce8" table:number-columns-repeated="4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h flow statement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019" table:default-cell-style-name="ce1"/>
        <table:table-row table:style-name="ro1">
          <table:table-cell office:value-type="string" calcext:value-type="string">
            <text:p>CASH FLOW STATEMENT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h at beginning of year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Cash at end of year</text:p>
          </table:table-cell>
          <table:table-cell table:style-name="ce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ration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h receipts from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Customer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Other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ash paid fo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nventory purchas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General operating expens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Wage expens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Interest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Income tax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et cash flow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ng activit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h receipts from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ale of property and equipment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Collection of principal on loan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Sale of investment securiti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ash paid fo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Purchase of property and equipment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Making loans to other entiti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Purchase of investment and securitie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et cash flow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ancing activit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ash receipts from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Issuance of stock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Borrowing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Cash paid fo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Repurchase of stock (treasury stock)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Repayment of loan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9" office:value-type="string" calcext:value-type="string">
            <text:p>Dividends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Net cash flow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Total net cash flow</text:p>
          </table:table-cell>
          <table:table-cell table:style-name="ce8" table:number-columns-repeated="4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text-style style:name="N111">
      <number:text-content/>
      <number:text>%</number:text>
    </number:text-style>
    <number:currency-style style:name="N113P0" style:volatile="true">
      <number:currency-symbol number:language="nb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nb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no" number:country="NO">kr</number:currency-symbol>
      <number:text> </number:text>
      <number:number number:decimal-places="0" loext:min-decimal-places="0" number:min-integer-digits="1" number:grouping="true"/>
    </number:currency-style>
    <number:currency-style style:name="N115">
      <number:text>-</number:text>
      <number:currency-symbol number:language="no" number:country="NO">kr</number:currency-symbol>
      <number:text> </number:text>
      <number:number number:decimal-places="0" loext:min-decimal-places="0" number:min-integer-digits="1" number:grouping="true"/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15:24:14.7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4:22:10.154000000</meta:creation-date>
    <dc:date>2017-11-10T16:04:35.498000000</dc:date>
    <meta:editing-duration>P3DT1H19M6S</meta:editing-duration>
    <meta:editing-cycles>90</meta:editing-cycles>
    <meta:generator>LibreOffice/5.0.4.2$Windows_x86 LibreOffice_project/2b9802c1994aa0b7dc6079e128979269cf95bc78</meta:generator>
    <meta:document-statistic meta:table-count="3" meta:cell-count="61" meta:object-count="0"/>
  </office:meta>
</office:document-meta>
</file>